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2030228_3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34" calcext:value-type="float">
            <text:p>21.34</text:p>
          </table:table-cell>
          <table:table-cell/>
          <table:table-cell office:value-type="float" office:value="30.08" calcext:value-type="float">
            <text:p>30.08</text:p>
          </table:table-cell>
          <table:table-cell office:value-type="string" calcext:value-type="string">
            <text:p>85 kWh</text:p>
          </table:table-cell>
          <table:table-cell office:value-type="float" office:value="409.51" calcext:value-type="float">
            <text:p>409.51</text:p>
          </table:table-cell>
          <table:table-cell office:value-type="string" calcext:value-type="string">
            <text:p>10-01-2018</text:p>
          </table:table-cell>
          <table:table-cell office:value-type="string" calcext:value-type="string">
            <text:p>07-02-2018</text:p>
          </table:table-cell>
          <table:table-cell office:value-type="float" office:value="1.35" calcext:value-type="float">
            <text:p>1.35</text:p>
          </table:table-cell>
          <table:table-cell office:value-type="float" office:value="-4.47" calcext:value-type="float">
            <text:p>-4.47</text:p>
          </table:table-cell>
          <table:table-cell office:value-type="float" office:value="-8.82" calcext:value-type="float">
            <text:p>-8.82</text:p>
          </table:table-cell>
          <table:table-cell office:value-type="float" office:value="-204.75" calcext:value-type="float">
            <text:p>-204.75</text:p>
          </table:table-cell>
          <table:table-cell office:value-type="float" office:value="-108.15" calcext:value-type="float">
            <text:p>-108.15</text:p>
          </table:table-cell>
          <table:table-cell office:value-type="string" calcext:value-type="string">
            <text:p>T-J</text:p>
          </table:table-cell>
          <table:table-cell office:value-type="float" office:value="136.09" calcext:value-type="float">
            <text:p>136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29.97" calcext:value-type="float">
            <text:p>29.97</text:p>
          </table:table-cell>
          <table:table-cell office:value-type="string" calcext:value-type="string">
            <text:p>103 kWh</text:p>
          </table:table-cell>
          <table:table-cell office:value-type="float" office:value="518.66" calcext:value-type="float">
            <text:p>518.66</text:p>
          </table:table-cell>
          <table:table-cell office:value-type="string" calcext:value-type="string">
            <text:p>11-12-2017</text:p>
          </table:table-cell>
          <table:table-cell office:value-type="string" calcext:value-type="string">
            <text:p>10-01-2017</text:p>
          </table:table-cell>
          <table:table-cell office:value-type="float" office:value="2.07" calcext:value-type="float">
            <text:p>2.07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259.33" calcext:value-type="float">
            <text:p>-259.33</text:p>
          </table:table-cell>
          <table:table-cell office:value-type="float" office:value="-136.97" calcext:value-type="float">
            <text:p>-136.97</text:p>
          </table:table-cell>
          <table:table-cell office:value-type="string" calcext:value-type="string">
            <text:p>T-J</text:p>
          </table:table-cell>
          <table:table-cell office:value-type="float" office:value="208.58" calcext:value-type="float">
            <text:p>208.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29.85" calcext:value-type="float">
            <text:p>29.85</text:p>
          </table:table-cell>
          <table:table-cell office:value-type="string" calcext:value-type="string">
            <text:p>109 kWh</text:p>
          </table:table-cell>
          <table:table-cell office:value-type="float" office:value="562.61" calcext:value-type="float">
            <text:p>562.61</text:p>
          </table:table-cell>
          <table:table-cell office:value-type="string" calcext:value-type="string">
            <text:p>08-11-2017</text:p>
          </table:table-cell>
          <table:table-cell office:value-type="string" calcext:value-type="string">
            <text:p>11-12-2017</text:p>
          </table:table-cell>
          <table:table-cell office:value-type="float" office:value="2.17" calcext:value-type="float">
            <text:p>2.17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281.31" calcext:value-type="float">
            <text:p>-281.31</text:p>
          </table:table-cell>
          <table:table-cell office:value-type="float" office:value="-148.59" calcext:value-type="float">
            <text:p>-148.59</text:p>
          </table:table-cell>
          <table:table-cell office:value-type="string" calcext:value-type="string">
            <text:p>T-J</text:p>
          </table:table-cell>
          <table:table-cell office:value-type="float" office:value="218.69" calcext:value-type="float">
            <text:p>218.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29.72" calcext:value-type="float">
            <text:p>29.72</text:p>
          </table:table-cell>
          <table:table-cell office:value-type="string" calcext:value-type="string">
            <text:p>106 kWh</text:p>
          </table:table-cell>
          <table:table-cell office:value-type="float" office:value="537.21" calcext:value-type="float">
            <text:p>537.21</text:p>
          </table:table-cell>
          <table:table-cell office:value-type="string" calcext:value-type="string">
            <text:p>09-10-2017</text:p>
          </table:table-cell>
          <table:table-cell office:value-type="string" calcext:value-type="string">
            <text:p>08-11-2017</text:p>
          </table:table-cell>
          <table:table-cell office:value-type="float" office:value="2.1" calcext:value-type="float">
            <text:p>2.1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268.61" calcext:value-type="float">
            <text:p>-268.61</text:p>
          </table:table-cell>
          <table:table-cell office:value-type="float" office:value="-141.88" calcext:value-type="float">
            <text:p>-141.88</text:p>
          </table:table-cell>
          <table:table-cell office:value-type="string" calcext:value-type="string">
            <text:p>T-J</text:p>
          </table:table-cell>
          <table:table-cell office:value-type="float" office:value="212.28" calcext:value-type="float">
            <text:p>212.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29.6" calcext:value-type="float">
            <text:p>29.6</text:p>
          </table:table-cell>
          <table:table-cell office:value-type="string" calcext:value-type="string">
            <text:p>115 kWh</text:p>
          </table:table-cell>
          <table:table-cell office:value-type="float" office:value="603.61" calcext:value-type="float">
            <text:p>603.61</text:p>
          </table:table-cell>
          <table:table-cell office:value-type="string" calcext:value-type="string">
            <text:p>07-09-2017</text:p>
          </table:table-cell>
          <table:table-cell office:value-type="string" calcext:value-type="string">
            <text:p>09-10-2017</text:p>
          </table:table-cell>
          <table:table-cell office:value-type="float" office:value="2.26" calcext:value-type="float">
            <text:p>2.26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301.8" calcext:value-type="float">
            <text:p>-301.8</text:p>
          </table:table-cell>
          <table:table-cell office:value-type="float" office:value="-159.41" calcext:value-type="float">
            <text:p>-159.41</text:p>
          </table:table-cell>
          <table:table-cell office:value-type="string" calcext:value-type="string">
            <text:p>T-J</text:p>
          </table:table-cell>
          <table:table-cell office:value-type="float" office:value="227.79" calcext:value-type="float">
            <text:p>227.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29.48" calcext:value-type="float">
            <text:p>29.48</text:p>
          </table:table-cell>
          <table:table-cell office:value-type="string" calcext:value-type="string">
            <text:p>126 kWh</text:p>
          </table:table-cell>
          <table:table-cell office:value-type="float" office:value="684.45" calcext:value-type="float">
            <text:p>684.45</text:p>
          </table:table-cell>
          <table:table-cell office:value-type="string" calcext:value-type="string">
            <text:p>08-08-2011</text:p>
          </table:table-cell>
          <table:table-cell office:value-type="string" calcext:value-type="string">
            <text:p>07-09-2017</text:p>
          </table:table-cell>
          <table:table-cell office:value-type="float" office:value="2.44" calcext:value-type="float">
            <text:p>2.44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342.24" calcext:value-type="float">
            <text:p>-342.24</text:p>
          </table:table-cell>
          <table:table-cell office:value-type="float" office:value="-180.76" calcext:value-type="float">
            <text:p>-180.76</text:p>
          </table:table-cell>
          <table:table-cell office:value-type="string" calcext:value-type="string">
            <text:p>T-J</text:p>
          </table:table-cell>
          <table:table-cell office:value-type="float" office:value="246.68" calcext:value-type="float">
            <text:p>246.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29.36" calcext:value-type="float">
            <text:p>29.36</text:p>
          </table:table-cell>
          <table:table-cell office:value-type="string" calcext:value-type="string">
            <text:p>122 kWh</text:p>
          </table:table-cell>
          <table:table-cell office:value-type="float" office:value="651.53" calcext:value-type="float">
            <text:p>651.53</text:p>
          </table:table-cell>
          <table:table-cell office:value-type="string" calcext:value-type="string">
            <text:p>08-07-2017</text:p>
          </table:table-cell>
          <table:table-cell office:value-type="string" calcext:value-type="string">
            <text:p>08-08-2017</text:p>
          </table:table-cell>
          <table:table-cell office:value-type="float" office:value="2.36" calcext:value-type="float">
            <text:p>2.36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325.78" calcext:value-type="float">
            <text:p>-325.78</text:p>
          </table:table-cell>
          <table:table-cell office:value-type="float" office:value="-172.06" calcext:value-type="float">
            <text:p>-172.06</text:p>
          </table:table-cell>
          <table:table-cell office:value-type="string" calcext:value-type="string">
            <text:p>T-J</text:p>
          </table:table-cell>
          <table:table-cell office:value-type="float" office:value="238.5" calcext:value-type="float">
            <text:p>238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29.24" calcext:value-type="float">
            <text:p>29.24</text:p>
          </table:table-cell>
          <table:table-cell office:value-type="string" calcext:value-type="string">
            <text:p>120 kWh</text:p>
          </table:table-cell>
          <table:table-cell office:value-type="float" office:value="633.78" calcext:value-type="float">
            <text:p>633.78</text:p>
          </table:table-cell>
          <table:table-cell office:value-type="string" calcext:value-type="string">
            <text:p>08-06-2017</text:p>
          </table:table-cell>
          <table:table-cell office:value-type="string" calcext:value-type="string">
            <text:p>08-07-2017</text:p>
          </table:table-cell>
          <table:table-cell office:value-type="float" office:value="2.32" calcext:value-type="float">
            <text:p>2.32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316.89" calcext:value-type="float">
            <text:p>-316.89</text:p>
          </table:table-cell>
          <table:table-cell office:value-type="float" office:value="-167.37" calcext:value-type="float">
            <text:p>-167.37</text:p>
          </table:table-cell>
          <table:table-cell office:value-type="string" calcext:value-type="string">
            <text:p>T-J</text:p>
          </table:table-cell>
          <table:table-cell office:value-type="float" office:value="233.95" calcext:value-type="float">
            <text:p>233.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29.12" calcext:value-type="float">
            <text:p>29.12</text:p>
          </table:table-cell>
          <table:table-cell office:value-type="string" calcext:value-type="string">
            <text:p>121 kWh</text:p>
          </table:table-cell>
          <table:table-cell office:value-type="float" office:value="629.15" calcext:value-type="float">
            <text:p>629.15</text:p>
          </table:table-cell>
          <table:table-cell office:value-type="string" calcext:value-type="string">
            <text:p>09-05-2017</text:p>
          </table:table-cell>
          <table:table-cell office:value-type="string" calcext:value-type="string">
            <text:p>08-06-2017</text:p>
          </table:table-cell>
          <table:table-cell office:value-type="float" office:value="2.3" calcext:value-type="float">
            <text:p>2.3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314.57" calcext:value-type="float">
            <text:p>-314.57</text:p>
          </table:table-cell>
          <table:table-cell office:value-type="float" office:value="-165.92" calcext:value-type="float">
            <text:p>-165.92</text:p>
          </table:table-cell>
          <table:table-cell office:value-type="string" calcext:value-type="string">
            <text:p>T-J</text:p>
          </table:table-cell>
          <table:table-cell office:value-type="float" office:value="232.73" calcext:value-type="float">
            <text:p>232.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/>
          <table:table-cell office:value-type="float" office:value="87.02" calcext:value-type="float">
            <text:p>87.02</text:p>
          </table:table-cell>
          <table:table-cell office:value-type="string" calcext:value-type="string">
            <text:p>181 kWh</text:p>
          </table:table-cell>
          <table:table-cell office:value-type="float" office:value="1047.24" calcext:value-type="float">
            <text:p>1047.24</text:p>
          </table:table-cell>
          <table:table-cell office:value-type="string" calcext:value-type="string">
            <text:p>07-04-2017</text:p>
          </table:table-cell>
          <table:table-cell office:value-type="string" calcext:value-type="string">
            <text:p>09-05-2017</text:p>
          </table:table-cell>
          <table:table-cell office:value-type="float" office:value="7.93" calcext:value-type="float">
            <text:p>7.93</text:p>
          </table:table-cell>
          <table:table-cell table:number-columns-repeated="2"/>
          <table:table-cell office:value-type="float" office:value="-416.66" calcext:value-type="float">
            <text:p>-416.66</text:p>
          </table:table-cell>
          <table:table-cell/>
          <table:table-cell office:value-type="string" calcext:value-type="string">
            <text:p>T-J</text:p>
          </table:table-cell>
          <table:table-cell office:value-type="float" office:value="800.98" calcext:value-type="float">
            <text:p>800.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29.75" calcext:value-type="float">
            <text:p>29.75</text:p>
          </table:table-cell>
          <table:table-cell office:value-type="string" calcext:value-type="string">
            <text:p>128 kWh</text:p>
          </table:table-cell>
          <table:table-cell office:value-type="float" office:value="670.61" calcext:value-type="float">
            <text:p>670.61</text:p>
          </table:table-cell>
          <table:table-cell office:value-type="string" calcext:value-type="string">
            <text:p>09-03-2017</text:p>
          </table:table-cell>
          <table:table-cell office:value-type="string" calcext:value-type="string">
            <text:p>07-04-2017</text:p>
          </table:table-cell>
          <table:table-cell office:value-type="float" office:value="2.4" calcext:value-type="float">
            <text:p>2.4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335.31" calcext:value-type="float">
            <text:p>-335.31</text:p>
          </table:table-cell>
          <table:table-cell office:value-type="float" office:value="-176.77" calcext:value-type="float">
            <text:p>-176.77</text:p>
          </table:table-cell>
          <table:table-cell office:value-type="string" calcext:value-type="string">
            <text:p>T-J</text:p>
          </table:table-cell>
          <table:table-cell office:value-type="float" office:value="242.04" calcext:value-type="float">
            <text:p>242.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29.63" calcext:value-type="float">
            <text:p>29.63</text:p>
          </table:table-cell>
          <table:table-cell office:value-type="string" calcext:value-type="string">
            <text:p>120 kWh</text:p>
          </table:table-cell>
          <table:table-cell office:value-type="float" office:value="597.48" calcext:value-type="float">
            <text:p>597.48</text:p>
          </table:table-cell>
          <table:table-cell office:value-type="string" calcext:value-type="string">
            <text:p>07-02-2017</text:p>
          </table:table-cell>
          <table:table-cell office:value-type="string" calcext:value-type="string">
            <text:p>09-03-2017</text:p>
          </table:table-cell>
          <table:table-cell office:value-type="float" office:value="2.12" calcext:value-type="float">
            <text:p>2.12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305.06" calcext:value-type="float">
            <text:p>-305.06</text:p>
          </table:table-cell>
          <table:table-cell office:value-type="float" office:value="-160.83" calcext:value-type="float">
            <text:p>-160.83</text:p>
          </table:table-cell>
          <table:table-cell office:value-type="string" calcext:value-type="string">
            <text:p>T-J</text:p>
          </table:table-cell>
          <table:table-cell office:value-type="float" office:value="214.49" calcext:value-type="float">
            <text:p>214.49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6:44:14.488000000</meta:creation-date>
    <dc:date>2018-03-27T17:55:27.110000000</dc:date>
    <meta:editing-duration>PT6M55S</meta:editing-duration>
    <meta:editing-cycles>1</meta:editing-cycles>
    <meta:document-statistic meta:table-count="1" meta:cell-count="179" meta:object-count="0"/>
    <meta:generator>LibreOffice/5.3.4.2$Windows_x86 LibreOffice_project/f82d347ccc0be322489bf7da61d7e4ad13fe2ff3</meta:generator>
  </office:meta>
</office:document-meta>
</file>